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2" style:family="table">
      <style:table-properties style:width="27.704cm" fo:margin-left="0cm" fo:margin-right="-0.004cm" table:align="margins"/>
    </style:style>
    <style:style style:name="Taula2.A" style:family="table-column">
      <style:table-column-properties style:column-width="10.86cm" style:rel-column-width="25692*"/>
    </style:style>
    <style:style style:name="Taula2.B" style:family="table-column">
      <style:table-column-properties style:column-width="4.332cm" style:rel-column-width="10248*"/>
    </style:style>
    <style:style style:name="Taula2.C" style:family="table-column">
      <style:table-column-properties style:column-width="12.372cm" style:rel-column-width="29268*"/>
    </style:style>
    <style:style style:name="Taula2.D" style:family="table-column">
      <style:table-column-properties style:column-width="0.138cm" style:rel-column-width="327*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2.D1" style:family="table-cell">
      <style:table-cell-properties style:vertical-align="middle" fo:padding="0.049cm" fo:border="none"/>
    </style:style>
    <style:style style:name="Tau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27.704cm" fo:margin-left="0cm" fo:margin-right="-0.004cm" table:align="margins"/>
    </style:style>
    <style:style style:name="Taula1.A" style:family="table-column">
      <style:table-column-properties style:column-width="12.217cm" style:rel-column-width="28899*"/>
    </style:style>
    <style:style style:name="Taula1.B" style:family="table-column">
      <style:table-column-properties style:column-width="2.976cm" style:rel-column-width="7039*"/>
    </style:style>
    <style:style style:name="Taula1.C" style:family="table-column">
      <style:table-column-properties style:column-width="12.372cm" style:rel-column-width="29266*"/>
    </style:style>
    <style:style style:name="Taula1.D" style:family="table-column">
      <style:table-column-properties style:column-width="0.139cm" style:rel-column-width="331*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1.D1" style:family="table-cell">
      <style:table-cell-properties style:vertical-align="middle" fo:padding="0.049cm" fo:border="none"/>
    </style:style>
    <style:style style:name="Tau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27.704cm" fo:margin-left="0cm" fo:margin-right="-0.004cm" table:align="margins"/>
    </style:style>
    <style:style style:name="Taula3.A" style:family="table-column">
      <style:table-column-properties style:column-width="12.217cm" style:rel-column-width="28899*"/>
    </style:style>
    <style:style style:name="Taula3.B" style:family="table-column">
      <style:table-column-properties style:column-width="2.976cm" style:rel-column-width="7039*"/>
    </style:style>
    <style:style style:name="Taula3.C" style:family="table-column">
      <style:table-column-properties style:column-width="12.372cm" style:rel-column-width="29266*"/>
    </style:style>
    <style:style style:name="Taula3.D" style:family="table-column">
      <style:table-column-properties style:column-width="0.139cm" style:rel-column-width="331*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3.D1" style:family="table-cell">
      <style:table-cell-properties style:vertical-align="middle" fo:padding="0.049cm" fo:border="none"/>
    </style:style>
    <style:style style:name="Tau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4" style:family="table">
      <style:table-properties style:width="27.704cm" fo:margin-left="0cm" fo:margin-right="-0.004cm" table:align="margins"/>
    </style:style>
    <style:style style:name="Taula4.A" style:family="table-column">
      <style:table-column-properties style:column-width="12.217cm" style:rel-column-width="28899*"/>
    </style:style>
    <style:style style:name="Taula4.B" style:family="table-column">
      <style:table-column-properties style:column-width="2.976cm" style:rel-column-width="7039*"/>
    </style:style>
    <style:style style:name="Taula4.C" style:family="table-column">
      <style:table-column-properties style:column-width="12.372cm" style:rel-column-width="29266*"/>
    </style:style>
    <style:style style:name="Taula4.D" style:family="table-column">
      <style:table-column-properties style:column-width="0.139cm" style:rel-column-width="331*"/>
    </style:style>
    <style:style style:name="Taula4.1" style:family="table-row">
      <style:table-row-properties style:keep-together="false" fo:keep-together="always"/>
    </style:style>
    <style:style style:name="Taula4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4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4.D1" style:family="table-cell">
      <style:table-cell-properties style:vertical-align="middle" fo:padding="0.049cm" fo:border="none"/>
    </style:style>
    <style:style style:name="Tau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ff3333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cc33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00cc33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20.959cm" fo:margin-right="0.051cm" fo:text-indent="0cm" style:auto-text-indent="false" text:number-lines="false" text:line-number="0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color="#00cc33" style:font-name="Courier New" fo:font-weight="bold" style:font-weight-asian="bold" style:font-weight-complex="bold"/>
    </style:style>
    <style:style style:name="P10" style:family="paragraph" style:parent-style-name="Standard">
      <style:text-properties fo:color="#00cc33" style:font-name="Consolas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style:text-underline-style="none" fo:font-weight="bold" style:font-weight-asian="bold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ff990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ffcc00" fo:font-weight="bold" style:font-weight-asian="bold" style:font-weight-complex="bold"/>
    </style:style>
    <style:style style:name="T4" style:family="text">
      <style:text-properties fo:color="#ff9900" fo:font-weight="bold" style:font-weight-asian="bold" style:font-weight-complex="bold"/>
    </style:style>
    <style:style style:name="T5" style:family="text">
      <style:text-properties fo:color="#ff9900" fo:font-weight="bold" fo:background-color="transparent" style:font-weight-asian="bold" style:font-weight-complex="bol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c0"/>
    </style:style>
    <style:style style:name="T9" style:family="text">
      <style:text-properties fo:color="#6a3e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UTOR: Antoni Nadal Bennasar</text:p>
      <text:p text:style-name="P18">DATA: 31/05/2017</text:p>
      <text:p text:style-name="P8"/>
      <text:p text:style-name="P8"/>
      <text:p text:style-name="P8"/>
      <text:p text:style-name="P8">GENERAL</text:p>
      <text:p text:style-name="Standard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">API 3.0.0</text:p>
          </table:table-cell>
          <table:table-cell table:style-name="Taula2.A1" office:value-type="string">
            <text:p text:style-name="P2">ACCIÓ</text:p>
          </table:table-cell>
          <table:table-cell table:style-name="Taula2.C1" office:value-type="string">
            <text:p text:style-name="P2">API 4.0.0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String reserveCustodyID(Map&lt;String, Object&gt; parameters) throws CustodyException</text:p>
          </table:table-cell>
          <table:table-cell table:style-name="Taula2.A2" office:value-type="string">
            <text:p text:style-name="P1"/>
          </table:table-cell>
          <table:table-cell table:style-name="Taula2.C2" office:value-type="string">
            <text:p text:style-name="P1">String reserveCustodyID(Map&lt;String, Object&gt; parameters) throws CustodyException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String getValidationUrl(String custodyID, Map&lt;String, Object&gt; parameters) throws CustodyException</text:p>
          </table:table-cell>
          <table:table-cell table:style-name="Taula2.A2" office:value-type="string">
            <text:p text:style-name="P1"/>
          </table:table-cell>
          <table:table-cell table:style-name="Taula2.C2" office:value-type="string">
            <text:p text:style-name="P1">String getValidationUrl(String custodyID, Map&lt;String, Object&gt; parameters) throws CustodyException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String getSpecialValue(String custodyID, Map&lt;String, Object&gt; parameters) throws CustodyException</text:p>
          </table:table-cell>
          <table:table-cell table:style-name="Taula2.A2" office:value-type="string">
            <text:p text:style-name="P1"/>
          </table:table-cell>
          <table:table-cell table:style-name="Taula2.C2" office:value-type="string">
            <text:p text:style-name="P1">String getSpecialValue(String custodyID, Map&lt;String, Object&gt; parameters) throws CustodyException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void deleteCustody(String custodyID) throws CustodyException,NotSupportedCustodyException</text:p>
          </table:table-cell>
          <table:table-cell table:style-name="Taula2.A2" office:value-type="string">
            <text:p text:style-name="P3"/>
          </table:table-cell>
          <table:table-cell table:style-name="Taula2.C2" table:number-rows-spanned="3" office:value-type="string">
            <text:p text:style-name="P1">void deleteCustody(String custodyID, <text:span text:style-name="T2">Map&lt;String, Object&gt; parameters</text:span>) throws CustodyException,NotSupportedCustodyException</text:p>
          </table:table-cell>
          <table:table-cell table:style-name="Taula2.D1" table:number-rows-spanned="3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@Deprecated</text:p>
            <text:p text:style-name="P1">void deleteSignature(String custodyID) throws CustodyException, NotSupportedCustodyException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>@Deprecated</text:p>
            <text:p text:style-name="P1">void deleteDocument(String custodyID) throws CustodyException, NotSupportedCustodyException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>boolean supportsDeleteCustody()</text:p>
          </table:table-cell>
          <table:table-cell table:style-name="Taula2.A2" office:value-type="string">
            <text:p text:style-name="P1"/>
          </table:table-cell>
          <table:table-cell table:style-name="Taula2.C2" table:number-rows-spanned="3" office:value-type="string">
            <text:p text:style-name="P1">boolean supportsDeleteCustody(<text:span text:style-name="T2">Map&lt;String, Object&gt; parameters</text:span>) </text:p>
          </table:table-cell>
          <table:table-cell table:style-name="Taula2.D1" table:number-rows-spanned="3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boolean supportsDeleteDocument()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>boolean supportsDeleteSignature()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3"/>
          </table:table-cell>
          <table:table-cell table:style-name="Taula2.C2" office:value-type="string">
            <text:p text:style-name="P5">String getCSV() throws CustodyException;</text:p>
          </table:table-cell>
          <table:table-cell table:style-name="Taula2.D1" office:value-type="string">
            <text:p text:style-name="Table_20_Contents"/>
          </table:table-cell>
        </table:table-row>
      </table:table>
      <text:p text:style-name="Text_20_body"/>
      <text:p text:style-name="P15"/>
      <text:p text:style-name="P14">FITXERS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2">API 3.0.0</text:p>
          </table:table-cell>
          <table:table-cell table:style-name="Taula1.A1" office:value-type="string">
            <text:p text:style-name="P2">ACCIÓ</text:p>
          </table:table-cell>
          <table:table-cell table:style-name="Taula1.C1" office:value-type="string">
            <text:p text:style-name="P2">API 4.0.0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void saveAll(String custodyID, Map&lt;String, Object&gt; parameters,DocumentCustody document,SignatureCustody signatureCustody,Metadata[] metadata) throws CustodyException,NotSupportedCustodyException, MetadataFormatException</text:p>
          </table:table-cell>
          <table:table-cell table:style-name="Taula1.A2" office:value-type="string">
            <text:p text:style-name="P3">ELIMINAR</text:p>
          </table:table-cell>
          <table:table-cell table:style-name="Taula1.C2" table:number-rows-spanned="3" office:value-type="string">
            <text:list xml:id="list2261128044626607450" text:style-name="L1">
              <text:list-item>
                <text:p text:style-name="P19">void <text:span text:style-name="T1">createDocumentElectronic</text:span>(String custodyID, Map&lt;String, Object&gt; parameters, DocumentElectronic docElectronic)</text:p>
              </text:list-item>
              <text:list-item>
                <text:p text:style-name="P19">void <text:span text:style-name="T1">updateDocumentElectronic</text:span>(String custodyID, Map&lt;String, Object&gt; parameters, DocumentElectronic docElectronic)</text:p>
              </text:list-item>
              <text:list-item>
                <text:p text:style-name="P19">boolean <text:span text:style-name="T1">supportUpdateDocumentElectronic</text:span>(Map&lt;String, Object&gt; parameters)</text:p>
              </text:list-item>
            </text:list>
            <text:p text:style-name="P1"/>
          </table:table-cell>
          <table:table-cell table:style-name="Taula1.D1" table:number-rows-spanned="3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@Deprecated</text:p>
            <text:p text:style-name="P1">void saveDocument(String custodyID, Map&lt;String, Object&gt; parameters,DocumentCustody document) throws CustodyException, NotSupported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@Deprecated</text:p>
            <text:p text:style-name="P1">void saveSignature(String custodyID, Map&lt;String, Object&gt; parameters,SignatureCustody signatureCustody) throws CustodyException, NotSupported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byte[] getDocument(String custodyID) throws CustodyException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byte[] getDocument(String custodyID) throws CustodyException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byte[] getSignature(String custodyID) throws CustodyException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byte[] getSignature(String custodyID) throws CustodyException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DocumentCustody getDocumentInfo(String custodyID) throws CustodyException</text:p>
          </table:table-cell>
          <table:table-cell table:style-name="Taula1.A2" office:value-type="string">
            <text:p text:style-name="P3">ELIMINAR</text:p>
          </table:table-cell>
          <table:table-cell table:style-name="Taula1.C2" table:number-rows-spanned="2" office:value-type="string">
            <text:p text:style-name="P4">DocumentElectronic <text:span text:style-name="T1">getDocumentElectronicInfo</text:span>(String custodyID) throws CustodyException;</text:p>
          </table:table-cell>
          <table:table-cell table:style-name="Taula1.D1" table:number-rows-spanned="2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SignatureCustody getSignatureInfo(String custodyID) throws 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ocumentCustody getDocumentInfoOnly(String custodyID) throws CustodyException</text:p>
          </table:table-cell>
          <table:table-cell table:style-name="Taula1.A2" office:value-type="string">
            <text:p text:style-name="P3">ELIMINAR</text:p>
          </table:table-cell>
          <table:table-cell table:style-name="Taula1.C2" table:number-rows-spanned="2" office:value-type="string">
            <text:p text:style-name="P4">DocumentElectronic <text:span text:style-name="T1">getDocumentElectronicInfoOnly</text:span>(String custodyID) throws CustodyException;</text:p>
          </table:table-cell>
          <table:table-cell table:style-name="Taula1.D1" table:number-rows-spanned="2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SignatureCustody getSignatureInfoOnly(String custodyID) throws 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String[] getSupportedSignatureTypes()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String[] getSupportedSignatureTypes()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5">String[] getSupportedSignatureProfiles()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Boolean supportsAutomaticRefreshSignature()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Boolean supportsAutomaticRefreshSignature()</text:p>
          </table:table-cell>
          <table:table-cell table:style-name="Taula1.D1" office:value-type="string">
            <text:p text:style-name="Table_20_Contents"/>
          </table:table-cell>
        </table:table-row>
      </table:table>
      <text:p text:style-name="Text_20_body"/>
      <text:p text:style-name="P15"/>
      <text:p text:style-name="P14">ANNEXES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2">API 3.0.0</text:p>
          </table:table-cell>
          <table:table-cell table:style-name="Taula3.A1" office:value-type="string">
            <text:p text:style-name="P2">ACCIÓ</text:p>
          </table:table-cell>
          <table:table-cell table:style-name="Taula3.C1" office:value-type="string">
            <text:p text:style-name="P2">API 4.0.0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String addAnnex(String custodyID, AnnexCustody annex, Map&lt;String, Object&gt; parameters) throws CustodyException,NotSupported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String addAnnex(String custodyID, <text:span text:style-name="T4">Map&lt;String, Object&gt; custodyParameters, AnnexCustody annex</text:span>) throws CustodyException,NotSupported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void deleteAnnex(String custodyID, String annexID) throws CustodyException, NotSupported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void deleteAnnex(String custodyID, <text:span text:style-name="T4">Map&lt;String, Object&gt; custodyParameters, String annexID</text:span>) throws CustodyException, NotSupported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void deleteAllAnnexes(String custodyID) throws CustodyException, NotSupported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void deleteAllAnnexes(String custodyID, <text:span text:style-name="T4">Map&lt;String, Object&gt; custodyParameters</text:span>) throws CustodyException, NotSupported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byte[] getAnnex(String custodyID, String annexID) throws CustodyException 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byte[] getAnnex(String custodyID, String annexID) throws CustodyException 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AnnexCustody getAnnexInfo(String custodyID, String annexID) throws CustodyException 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AnnexCustody getAnnexInfo(String custodyID, String annexID) throws CustodyException 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AnnexCustody getAnnexInfoOnly(String custodyID, String annexID) throws CustodyException 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AnnexCustody getAnnexInfoOnly(String custodyID, String annexID) throws CustodyException 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List&lt;String&gt; getAllAnnexes(String custodyID) throws 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List&lt;String&gt; getAllAnnexes(String custodyID) throws 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/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5">List&lt;String&gt; getAllAnnexesInfoOnly(String custodyID) throws 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boolean supportsAnnexes()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boolean supportsAnnexes(<text:span text:style-name="T4">Map&lt;String, Object&gt; custodyParameters</text:span>)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boolean supportsDeleteAnnex()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boolean supportsDeleteAnnex(<text:span text:style-name="T4">Map&lt;String, Object&gt; custodyParameters</text:span>)</text:p>
          </table:table-cell>
          <table:table-cell table:style-name="Taula3.D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P15"/>
      <text:p text:style-name="P14">METADADES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 table:style-name="Taula4.1">
          <table:table-cell table:style-name="Taula4.A1" office:value-type="string">
            <text:p text:style-name="P2">API 3.0.0</text:p>
          </table:table-cell>
          <table:table-cell table:style-name="Taula4.A1" office:value-type="string">
            <text:p text:style-name="P2">ACCIÓ</text:p>
          </table:table-cell>
          <table:table-cell table:style-name="Taula4.C1" office:value-type="string">
            <text:p text:style-name="P2">API 4.0.0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addMetadata(String custodyID, Metadata metadata, Map&lt;String, Object&gt; parameters) throws CustodyException,NotSupportedCustodyException, MetadataFormatException</text:p>
          </table:table-cell>
          <table:table-cell table:style-name="Taula4.A2" office:value-type="string">
            <text:p text:style-name="P1"/>
          </table:table-cell>
          <table:table-cell table:style-name="Taula4.C2" table:number-rows-spanned="2" office:value-type="string">
            <text:p text:style-name="P1">void addMetadata(String custodyID, <text:span text:style-name="T4">Map&lt;String, Object&gt; custodyParameters ,Metadata metadata</text:span>) throws CustodyException,NotSupportedCustodyException, MetadataFormatException</text:p>
          </table:table-cell>
          <table:table-cell table:style-name="Taula4.D1" table:number-rows-spanned="2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updateMetadata(String custodyID, Metadata metadata, Map&lt;String, Object&gt; parameters) throws CustodyException,NotSupportedCustodyException, MetadataFormatException</text:p>
          </table:table-cell>
          <table:table-cell table:style-name="Taula4.A2" office:value-type="string">
            <text:p text:style-name="P3">ELIMINAR</text:p>
          </table:table-cell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">void addMetadata(String custodyID, Metadata[] metadata, Map&lt;String, Object&gt; parameters) throws CustodyException,NotSupportedCustodyException, MetadataFormatException</text:p>
          </table:table-cell>
          <table:table-cell table:style-name="Taula4.A2" office:value-type="string">
            <text:p text:style-name="P1"/>
          </table:table-cell>
          <table:table-cell table:style-name="Taula4.C2" table:number-rows-spanned="2" office:value-type="string">
            <text:p text:style-name="P13">void addMetadata<text:span text:style-name="T3">S</text:span>(String custodyID, <text:span text:style-name="T4">Map&lt;String, Object&gt; custodyParameters ,Metadata[] metadata</text:span>) throws CustodyException,NotSupportedCustodyException, MetadataFormatException</text:p>
          </table:table-cell>
          <table:table-cell table:style-name="Taula4.D1" table:number-rows-spanned="2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updateMetadata(String custodyID, Metadata[] metadata,Map&lt;String, Object&gt; parameters) throws CustodyException,NotSupportedCustodyException, MetadataFormatException</text:p>
          </table:table-cell>
          <table:table-cell table:style-name="Taula4.A2" office:value-type="string">
            <text:p text:style-name="P3">ELIMINAR</text:p>
          </table:table-cell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">Map&lt;String, List&lt;Metadata&gt;&gt; getAllMetadata(String custodyID) throwsCustodyException,NotSupported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<text:span text:style-name="T5">Map&lt;String, Metadata&gt; </text:span>getAllMetadata(String custodyID) throwsCustodyException,NotSupported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List&lt;Metadata&gt; getMetadata(String custodyID, String key) throws CustodyException, NotSupportedCustodyException</text:p>
          </table:table-cell>
          <table:table-cell table:style-name="Taula4.A2" office:value-type="string">
            <text:p text:style-name="P3"/>
          </table:table-cell>
          <table:table-cell table:style-name="Taula4.C2" table:number-rows-spanned="2" office:value-type="string">
            <text:p text:style-name="P6"><text:span text:style-name="T4">Metadata </text:span>getMetadata(String custodyID, String key) throws CustodyException, NotSupportedCustodyException</text:p>
          </table:table-cell>
          <table:table-cell table:style-name="Taula4.D1" table:number-rows-spanned="2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Metadata getOnlyOneMetadata(String custodyID, String key) throws CustodyException, NotSupportedCustodyException</text:p>
          </table:table-cell>
          <table:table-cell table:style-name="Taula4.A2" office:value-type="string">
            <text:p text:style-name="P3">ELIMINAR</text:p>
          </table:table-cell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">boolean supportsMetadata()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boolean supportsMetadata(<text:span text:style-name="T4">Map&lt;String, Object&gt; custodyParameters </text:span>)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deleteAllMetadata(String custodyID) throws 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<text:span text:style-name="T4">List&lt;String&gt;</text:span> deleteAllMetadata(String custodyID,<text:span text:style-name="T4">Map&lt;String, Object&gt; custodyParameters</text:span>) throws 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List&lt;Metadata&gt; deleteMetadata(String custodyID, String key) throws 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<text:span text:style-name="T4">boolean</text:span> deleteMetadata(String custodyID, <text:span text:style-name="T4">Map&lt;String, Object&gt; custodyParameters ,</text:span>String key) throws 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List&lt;Metadata&gt; deleteMetadata(String custodyID, String[] keys) throws 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List&lt;<text:span text:style-name="T4">String</text:span>&gt; deleteMetadata(String custodyID, <text:span text:style-name="T4">Map&lt;String, Object&gt; custodyParameters ,</text:span>String[] keys) throws 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boolean supportsDeleteMetadata()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boolean supportsDeleteMetadata(<text:span text:style-name="T4">Map&lt;String, Object&gt; custodyParameters </text:span>)</text:p>
          </table:table-cell>
          <table:table-cell table:style-name="Taula4.D1" office:value-type="string">
            <text:p text:style-name="P7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8">NOVA CLASSE</text:p>
      <text:p text:style-name="Standard"/>
      <text:p text:style-name="P10">public class <text:s/>DocumentElectronic {</text:p>
      <text:p text:style-name="P10"><text:tab/>DocumentCustody documentCustody;</text:p>
      <text:p text:style-name="P10"><text:tab/>SigmnatureCustody signatureCustody;</text:p>
      <text:p text:style-name="P10"><text:tab/>Metadata[] metadatas;</text:p>
      <text:p text:style-name="P10"><text:tab/>...</text:p>
      <text:p text:style-name="P10">}</text:p>
      <text:p text:style-name="P9"/>
      <text:p text:style-name="Standard"/>
      <text:p text:style-name="Standard"/>
      <text:p text:style-name="Standard"/>
      <text:p text:style-name="P8">AFEGIR PERFIL DE FIRMA A SIGNATURECUSTODY</text:p>
      <text:p text:style-name="Standard"/>
      <text:p text:style-name="Standard"/>
      <text:p text:style-name="P11"><text:span text:style-name="T6">public</text:span><text:span text:style-name="T7"> </text:span><text:span text:style-name="T6">class</text:span><text:span text:style-name="T7"> SignatureCustody </text:span><text:span text:style-name="T6">extends</text:span><text:span text:style-name="T7"> AnnexCustody {</text:span></text:p>
      <text:p text:style-name="P12"/>
      <text:p text:style-name="P12"/>
      <text:p text:style-name="P12"><text:s text:c="3"/>...</text:p>
      <text:p text:style-name="P12"/>
      <text:p text:style-name="P11"><text:span text:style-name="T7"><text:s text:c="2"/></text:span><text:span text:style-name="T6">protected</text:span><text:span text:style-name="T7"> <text:s/>String </text:span><text:span text:style-name="T8">signatureProfile</text:span><text:span text:style-name="T7">;</text:span></text:p>
      <text:p text:style-name="P12"/>
      <text:p text:style-name="P11"><text:span text:style-name="T7"><text:s text:c="2"/></text:span><text:span text:style-name="T6">public</text:span><text:span text:style-name="T7"> String getSignatureProfile() {</text:span></text:p>
      <text:p text:style-name="P11"><text:span text:style-name="T7"><text:s text:c="4"/></text:span><text:span text:style-name="T6">return</text:span><text:span text:style-name="T7"> </text:span><text:span text:style-name="T8">signatureProfile</text:span><text:span text:style-name="T7">;</text:span></text:p>
      <text:p text:style-name="P12"><text:s text:c="2"/>}</text:p>
      <text:p text:style-name="P11"/>
      <text:p text:style-name="P11"><text:span text:style-name="T7"><text:s text:c="2"/></text:span><text:span text:style-name="T6">public</text:span><text:span text:style-name="T7"> </text:span><text:span text:style-name="T6">void</text:span><text:span text:style-name="T7"> setSignatureProfile(String </text:span><text:span text:style-name="T9">signatureProfile</text:span><text:span text:style-name="T7">) {</text:span></text:p>
      <text:p text:style-name="P11"><text:span text:style-name="T7"><text:s text:c="4"/></text:span><text:span text:style-name="T6">this</text:span><text:span text:style-name="T7">.</text:span><text:span text:style-name="T8">signatureProfile</text:span><text:span text:style-name="T7"> = </text:span><text:span text:style-name="T9">signatureType</text:span><text:span text:style-name="T7">;</text:span></text:p>
      <text:p text:style-name="P12"><text:s text:c="2"/>}</text:p>
      <text:p text:style-name="P12"/>
      <text:p text:style-name="P12">}</text:p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 Nadal</meta:initial-creator>
    <meta:creation-date>2017-05-31T09:00:22.87</meta:creation-date>
    <meta:generator>OpenOffice/4.1.1$Win32 OpenOffice.org_project/411m6$Build-9775</meta:generator>
    <dc:date>2017-05-31T11:06:33.45</dc:date>
    <dc:creator>Antoni Nadal</dc:creator>
    <meta:editing-duration>PT2H4M30S</meta:editing-duration>
    <meta:editing-cycles>11</meta:editing-cycles>
    <meta:document-statistic meta:table-count="4" meta:image-count="0" meta:object-count="0" meta:page-count="5" meta:paragraph-count="130" meta:word-count="575" meta:character-count="7616"/>
  </office:meta>
</office:document-meta>
</file>